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manifest.rdf" manifest:media-type="application/rdf+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7.59cm" fo:break-before="page" table:align="margins"/>
    </style:style>
    <style:style style:name="Tabla1.A" style:family="table-column">
      <style:table-column-properties style:column-width="5.863cm" style:rel-column-width="21845*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C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C2" style:family="table-cell">
      <style:table-cell-properties fo:padding="0.097cm" fo:border-left="0.5pt solid #000000" fo:border-right="0.5pt solid #000000" fo:border-top="none" fo:border-bottom="0.5pt solid #000000"/>
    </style:style>
    <style:style style:name="Tabla2" style:family="table">
      <style:table-properties style:width="17.59cm" table:align="margins"/>
    </style:style>
    <style:style style:name="Tabla2.A" style:family="table-column">
      <style:table-column-properties style:column-width="8.795cm" style:rel-column-width="32767*"/>
    </style:style>
    <style:style style:name="Tabla2.A1" style:family="table-cell">
      <style:table-cell-properties fo:padding="0.097cm" fo:border-left="0.5pt solid #000000" fo:border-right="none" fo:border-top="0.5pt solid #000000" fo:border-bottom="0.5pt solid #000000"/>
    </style:style>
    <style:style style:name="Tabla2.B1" style:family="table-cell">
      <style:table-cell-properties fo:padding="0.097cm" fo:border="0.5pt solid #000000"/>
    </style:style>
    <style:style style:name="Tabla2.A2" style:family="table-cell">
      <style:table-cell-properties fo:padding="0.097cm" fo:border-left="0.5pt solid #000000" fo:border-right="none" fo:border-top="none" fo:border-bottom="0.5pt solid #000000"/>
    </style:style>
    <style:style style:name="Tabla2.B2" style:family="table-cell">
      <style:table-cell-properties fo:padding="0.097cm" fo:border-left="0.5pt solid #000000" fo:border-right="0.5pt solid #000000" fo:border-top="none" fo:border-bottom="0.5pt solid #000000"/>
    </style:style>
    <style:style style:name="Tabla5" style:family="table">
      <style:table-properties style:width="17.59cm" table:align="margins"/>
    </style:style>
    <style:style style:name="Tabla5.A" style:family="table-column">
      <style:table-column-properties style:column-width="3.517cm" style:rel-column-width="13107*"/>
    </style:style>
    <style:style style:name="Tabla5.A1" style:family="table-cell">
      <style:table-cell-properties fo:padding="0.097cm" fo:border-left="0.5pt solid #000000" fo:border-right="none" fo:border-top="0.5pt solid #000000" fo:border-bottom="0.5pt solid #000000"/>
    </style:style>
    <style:style style:name="Tabla5.E1" style:family="table-cell">
      <style:table-cell-properties fo:padding="0.097cm" fo:border="0.5pt solid #000000"/>
    </style:style>
    <style:style style:name="Tabla5.A2" style:family="table-cell">
      <style:table-cell-properties fo:padding="0.097cm" fo:border-left="0.5pt solid #000000" fo:border-right="none" fo:border-top="none" fo:border-bottom="0.5pt solid #000000"/>
    </style:style>
    <style:style style:name="Tabla5.E2" style:family="table-cell">
      <style:table-cell-properties fo:padding="0.097cm" fo:border-left="0.5pt solid #000000" fo:border-right="0.5pt solid #000000" fo:border-top="none" fo:border-bottom="0.5pt solid #000000"/>
    </style:style>
    <style:style style:name="Tabla3" style:family="table">
      <style:table-properties style:width="11.183cm" table:align="left"/>
    </style:style>
    <style:style style:name="Tabla3.A" style:family="table-column">
      <style:table-column-properties style:column-width="2.787cm"/>
    </style:style>
    <style:style style:name="Tabla3.B" style:family="table-column">
      <style:table-column-properties style:column-width="4.41cm"/>
    </style:style>
    <style:style style:name="Tabla3.C" style:family="table-column">
      <style:table-column-properties style:column-width="3.986cm"/>
    </style:style>
    <style:style style:name="Tabla3.A1" style:family="table-cell">
      <style:table-cell-properties fo:padding="0.097cm" fo:border-left="0.5pt solid #000000" fo:border-right="none" fo:border-top="0.5pt solid #000000" fo:border-bottom="0.5pt solid #000000"/>
    </style:style>
    <style:style style:name="Tabla3.C1" style:family="table-cell">
      <style:table-cell-properties fo:padding="0.097cm" fo:border="0.5pt solid #000000"/>
    </style:style>
    <style:style style:name="Tabla3.A2" style:family="table-cell">
      <style:table-cell-properties fo:padding="0.097cm" fo:border-left="0.5pt solid #000000" fo:border-right="none" fo:border-top="none" fo:border-bottom="0.5pt solid #000000"/>
    </style:style>
    <style:style style:name="Tabla3.C2" style:family="table-cell">
      <style:table-cell-properties fo:padding="0.097cm" fo:border-left="0.5pt solid #000000" fo:border-right="0.5pt solid #000000" fo:border-top="none" fo:border-bottom="0.5pt solid #000000"/>
    </style:style>
    <style:style style:name="Tabla4" style:family="table">
      <style:table-properties style:width="19.403cm" fo:margin-left="-0.307cm" table:align="left"/>
    </style:style>
    <style:style style:name="Tabla4.A" style:family="table-column">
      <style:table-column-properties style:column-width="2.611cm"/>
    </style:style>
    <style:style style:name="Tabla4.B" style:family="table-column">
      <style:table-column-properties style:column-width="3.881cm"/>
    </style:style>
    <style:style style:name="Tabla4.C" style:family="table-column">
      <style:table-column-properties style:column-width="1.411cm"/>
    </style:style>
    <style:style style:name="Tabla4.D" style:family="table-column">
      <style:table-column-properties style:column-width="3.704cm"/>
    </style:style>
    <style:style style:name="Tabla4.E" style:family="table-column">
      <style:table-column-properties style:column-width="2.399cm"/>
    </style:style>
    <style:style style:name="Tabla4.G" style:family="table-column">
      <style:table-column-properties style:column-width="3.986cm"/>
    </style:style>
    <style:style style:name="Tabla4.A1" style:family="table-cell">
      <style:table-cell-properties fo:padding="0.097cm" fo:border-left="0.5pt solid #000000" fo:border-right="none" fo:border-top="0.5pt solid #000000" fo:border-bottom="0.5pt solid #000000"/>
    </style:style>
    <style:style style:name="Tabla4.G1" style:family="table-cell">
      <style:table-cell-properties fo:padding="0.097cm" fo:border="0.5pt solid #000000"/>
    </style:style>
    <style:style style:name="Tabla4.A2" style:family="table-cell">
      <style:table-cell-properties fo:padding="0.097cm" fo:border-left="0.5pt solid #000000" fo:border-right="none" fo:border-top="none" fo:border-bottom="0.5pt solid #000000"/>
    </style:style>
    <style:style style:name="Tabla4.G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orizontal_20_Line">
      <style:text-properties fo:language="es" fo:country="ES"/>
    </style:style>
    <style:style style:name="P2" style:family="paragraph" style:parent-style-name="Standard">
      <style:text-properties officeooo:paragraph-rsid="002781ce"/>
    </style:style>
    <style:style style:name="P3" style:family="paragraph" style:parent-style-name="Standard">
      <style:text-properties fo:font-weight="bold" officeooo:rsid="00295477" officeooo:paragraph-rsid="00295477" style:font-weight-asian="bold" style:font-weight-complex="bold"/>
    </style:style>
    <style:style style:name="P4" style:family="paragraph" style:parent-style-name="Table_20_Contents">
      <style:text-properties fo:font-weight="bold" officeooo:rsid="002781ce" officeooo:paragraph-rsid="002781ce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295477" officeooo:paragraph-rsid="00295477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16pt" fo:language="es" fo:country="ES" fo:font-style="italic" style:text-underline-style="none" fo:font-weight="bold" officeooo:rsid="001d2e33" officeooo:paragraph-rsid="001d2e33" fo:background-color="transparent" style:font-size-asian="16pt" style:font-style-asian="italic" style:font-weight-asian="bold" style:font-size-complex="16pt" style:font-style-complex="italic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size="16pt" fo:language="es" fo:country="ES" fo:font-style="italic" style:text-underline-style="none" fo:font-weight="bold" officeooo:rsid="001d2e33" officeooo:paragraph-rsid="0025026a" fo:background-color="transparent" style:font-size-asian="16pt" style:font-style-asian="italic" style:font-weight-asian="bold" style:font-size-complex="16pt" style:font-style-complex="italic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size="16pt" fo:language="es" fo:country="ES" fo:font-style="italic" style:text-underline-style="none" fo:font-weight="bold" officeooo:rsid="001de0b2" officeooo:paragraph-rsid="001de0b2" fo:background-color="transparent" style:font-size-asian="16pt" style:font-style-asian="italic" style:font-weight-asian="bold" style:font-size-complex="16pt" style:font-style-complex="italic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size="16pt" fo:language="es" fo:country="ES" fo:font-weight="bold" officeooo:rsid="001c94a0" officeooo:paragraph-rsid="001c94a0" fo:background-color="transparent" style:font-size-asian="16pt" style:font-weight-asian="bold" style:font-size-complex="16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size="16pt" fo:language="es" fo:country="ES" style:text-underline-style="none" fo:font-weight="bold" officeooo:rsid="001d2e33" officeooo:paragraph-rsid="001d2e33" fo:background-color="transparent" style:font-size-asian="16pt" style:font-weight-asian="bold" style:font-size-complex="16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size="16pt" fo:language="es" fo:country="ES" style:text-underline-style="none" fo:font-weight="bold" officeooo:rsid="0022c7ef" officeooo:paragraph-rsid="0022c7ef" fo:background-color="transparent" style:font-size-asian="16pt" style:font-weight-asian="bold" style:font-size-complex="16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size="16pt" fo:language="es" fo:country="ES" style:text-underline-style="none" fo:font-weight="bold" officeooo:rsid="001c94a0" officeooo:paragraph-rsid="001d2e33" fo:background-color="transparent" style:font-size-asian="16pt" style:font-weight-asian="bold" style:font-size-complex="16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size="16pt" fo:language="es" fo:country="ES" style:text-underline-style="none" fo:font-weight="bold" officeooo:rsid="001c94a0" officeooo:paragraph-rsid="0025026a" fo:background-color="transparent" style:font-size-asian="16pt" style:font-weight-asian="bold" style:font-size-complex="16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size="16pt" fo:language="es" fo:country="ES" style:text-underline-style="none" fo:font-weight="bold" officeooo:rsid="001de0b2" officeooo:paragraph-rsid="001de0b2" fo:background-color="transparent" style:font-size-asian="16pt" style:font-weight-asian="bold" style:font-size-complex="16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size="16pt" fo:language="es" fo:country="ES" style:text-underline-style="none" fo:font-weight="bold" officeooo:rsid="0021217e" officeooo:paragraph-rsid="0021217e" fo:background-color="transparent" style:font-size-asian="16pt" style:font-weight-asian="bold" style:font-size-complex="16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size="16pt" fo:language="es" fo:country="MX" fo:font-style="italic" style:text-underline-style="none" fo:font-weight="bold" officeooo:rsid="001d2e33" officeooo:paragraph-rsid="001d2e33" fo:background-color="transparent" style:font-size-asian="16pt" style:font-style-asian="italic" style:font-weight-asian="bold" style:font-size-complex="16pt" style:font-style-complex="italic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size="16pt" fo:language="es" fo:country="MX" fo:font-style="normal" style:text-underline-style="none" fo:font-weight="bold" officeooo:rsid="002781ce" officeooo:paragraph-rsid="002781ce" fo:background-color="transparent" style:font-size-asian="16pt" style:font-style-asian="normal" style:font-weight-asian="bold" style:font-size-complex="16pt" style:font-style-complex="normal" style:font-weight-complex="bold"/>
    </style:style>
    <style:style style:name="P18" style:family="paragraph" style:parent-style-name="Table_20_Contents">
      <style:text-properties style:text-underline-style="solid" style:text-underline-width="auto" style:text-underline-color="font-color" fo:font-weight="bold" officeooo:rsid="002781ce" officeooo:paragraph-rsid="002781ce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officeooo:paragraph-rsid="002781ce"/>
    </style:style>
    <style:style style:name="P20" style:family="paragraph" style:parent-style-name="Table_20_Contents">
      <style:paragraph-properties fo:text-align="center" style:justify-single-word="false"/>
      <style:text-properties fo:language="es" fo:country="ES" fo:font-style="italic" fo:font-weight="bold" officeooo:rsid="001c94a0" officeooo:paragraph-rsid="001c94a0" style:font-style-asian="italic" style:font-weight-asian="bold" style:font-style-complex="italic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language="es" fo:country="ES" style:text-underline-style="solid" style:text-underline-width="auto" style:text-underline-color="font-color" fo:font-weight="bold" officeooo:rsid="001c94a0" officeooo:paragraph-rsid="001c94a0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language="es" fo:country="ES" style:text-underline-style="solid" style:text-underline-width="auto" style:text-underline-color="font-color" fo:font-weight="bold" officeooo:rsid="001c94a0" officeooo:paragraph-rsid="001d2e33" style:font-weight-asian="bold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language="es" fo:country="ES" style:text-underline-style="solid" style:text-underline-width="auto" style:text-underline-color="font-color" fo:font-weight="bold" officeooo:rsid="001c94a0" officeooo:paragraph-rsid="0022c7ef" style:font-weight-asian="bold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language="es" fo:country="ES" style:text-underline-style="solid" style:text-underline-width="auto" style:text-underline-color="font-color" fo:font-weight="bold" officeooo:rsid="00230ebe" officeooo:paragraph-rsid="00230ebe" style:font-weight-asian="bold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language="es" fo:country="ES" fo:font-weight="normal" officeooo:rsid="001c94a0" officeooo:paragraph-rsid="001c94a0" style:font-weight-asian="normal" style:font-weight-complex="normal"/>
    </style:style>
    <style:style style:name="P26" style:family="paragraph" style:parent-style-name="Table_20_Contents">
      <style:paragraph-properties fo:text-align="center" style:justify-single-word="false"/>
      <style:text-properties fo:language="es" fo:country="ES" fo:font-weight="normal" officeooo:rsid="001c94a0" officeooo:paragraph-rsid="001d2e33" style:font-weight-asian="normal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fo:language="es" fo:country="ES" fo:font-weight="normal" officeooo:rsid="001c94a0" officeooo:paragraph-rsid="0021217e" style:font-weight-asian="normal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fo:language="es" fo:country="ES" fo:font-weight="normal" officeooo:rsid="001c94a0" officeooo:paragraph-rsid="0025026a" style:font-weight-asian="normal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fo:language="es" fo:country="ES" fo:font-weight="bold" officeooo:rsid="0025026a" officeooo:paragraph-rsid="0025026a" style:font-weight-asian="bold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officeooo:rsid="00617d1b" officeooo:paragraph-rsid="002781ce"/>
    </style:style>
    <style:style style:name="P31" style:family="paragraph" style:parent-style-name="Table_20_Contents">
      <style:paragraph-properties fo:text-align="center" style:justify-single-word="false"/>
      <style:text-properties fo:font-size="12pt" style:text-underline-style="solid" style:text-underline-width="auto" style:text-underline-color="font-color" fo:font-weight="bold" officeooo:rsid="002781ce" officeooo:paragraph-rsid="002781ce" style:font-size-asian="12pt" style:font-weight-asian="bold" style:font-size-complex="12pt" style:font-weight-complex="bold"/>
    </style:style>
    <style:style style:name="P32" style:family="paragraph" style:parent-style-name="Table_20_Contents">
      <style:text-properties officeooo:rsid="002781ce" officeooo:paragraph-rsid="002781ce"/>
    </style:style>
    <style:style style:name="P33" style:family="paragraph" style:parent-style-name="Table_20_Contents">
      <style:text-properties officeooo:rsid="0027dbb4" officeooo:paragraph-rsid="0027dbb4"/>
    </style:style>
    <style:style style:name="P34" style:family="paragraph" style:parent-style-name="Table_20_Contents">
      <style:text-properties officeooo:rsid="00295477" officeooo:paragraph-rsid="00295477"/>
    </style:style>
    <style:style style:name="P35" style:family="paragraph" style:parent-style-name="Table_20_Contents">
      <style:text-properties officeooo:rsid="002a4380" officeooo:paragraph-rsid="002a4380"/>
    </style:style>
    <style:style style:name="P36" style:family="paragraph" style:parent-style-name="Text_20_body">
      <style:paragraph-properties fo:text-align="start" style:justify-single-word="false"/>
      <style:text-properties fo:language="es" fo:country="ES" fo:font-style="normal" fo:font-weight="bold" officeooo:rsid="001b9714" officeooo:paragraph-rsid="001b9714" style:font-style-asian="normal" style:font-weight-asian="bold" style:font-style-complex="normal" style:font-weight-complex="bold"/>
    </style:style>
    <style:style style:name="P37" style:family="paragraph" style:parent-style-name="Text_20_body">
      <style:paragraph-properties fo:text-align="start" style:justify-single-word="false"/>
      <style:text-properties fo:language="es" fo:country="ES" fo:font-style="normal" fo:font-weight="bold" officeooo:rsid="001c443f" officeooo:paragraph-rsid="001c443f" style:font-style-asian="normal" style:font-weight-asian="bold" style:font-style-complex="normal" style:font-weight-complex="bold"/>
    </style:style>
    <style:style style:name="P38" style:family="paragraph" style:parent-style-name="Text_20_body">
      <style:paragraph-properties fo:text-align="start" style:justify-single-word="false" fo:break-before="column"/>
      <style:text-properties fo:language="es" fo:country="ES" fo:font-style="normal" fo:font-weight="bold" officeooo:rsid="001c443f" officeooo:paragraph-rsid="001c443f" style:font-style-asian="normal" style:font-weight-asian="bold" style:font-style-complex="normal" style:font-weight-complex="bold"/>
    </style:style>
    <style:style style:name="P39" style:family="paragraph" style:parent-style-name="Text_20_body">
      <style:paragraph-properties fo:text-align="start" style:justify-single-word="false"/>
      <style:text-properties fo:language="es" fo:country="ES" fo:font-style="normal" fo:font-weight="bold" officeooo:rsid="001842cd" officeooo:paragraph-rsid="001c443f" style:font-style-asian="normal" style:font-weight-asian="bold" style:font-style-complex="normal" style:font-weight-complex="bold"/>
    </style:style>
    <style:style style:name="P40" style:family="paragraph" style:parent-style-name="Text_20_body">
      <style:paragraph-properties fo:text-align="start" style:justify-single-word="false"/>
      <style:text-properties fo:language="es" fo:country="ES" fo:font-style="normal" fo:font-weight="bold" officeooo:rsid="0019e024" officeooo:paragraph-rsid="001c443f" style:font-style-asian="normal" style:font-weight-asian="bold" style:font-style-complex="normal" style:font-weight-complex="bold"/>
    </style:style>
    <style:style style:name="P41" style:family="paragraph" style:parent-style-name="Text_20_body">
      <style:text-properties fo:language="es" fo:country="ES" fo:font-style="normal" fo:font-weight="bold" officeooo:rsid="00230ebe" officeooo:paragraph-rsid="00230ebe" style:font-style-asian="normal" style:font-weight-asian="bold" style:font-style-complex="normal" style:font-weight-complex="bold"/>
    </style:style>
    <style:style style:name="P42" style:family="paragraph" style:parent-style-name="Text_20_body">
      <style:text-properties fo:language="es" fo:country="ES" fo:font-style="normal" fo:font-weight="bold" officeooo:rsid="002781ce" officeooo:paragraph-rsid="002781ce" style:font-style-asian="normal" style:font-weight-asian="bold" style:font-style-complex="normal" style:font-weight-complex="bold"/>
    </style:style>
    <style:style style:name="P43" style:family="paragraph" style:parent-style-name="Text_20_body">
      <style:paragraph-properties fo:text-align="start" style:justify-single-word="false"/>
      <style:text-properties fo:language="es" fo:country="ES" fo:font-style="normal" fo:font-weight="normal" officeooo:rsid="001842cd" officeooo:paragraph-rsid="001c443f" style:font-style-asian="normal" style:font-weight-asian="normal" style:font-style-complex="normal" style:font-weight-complex="normal"/>
    </style:style>
    <style:style style:name="P44" style:family="paragraph" style:parent-style-name="Text_20_body">
      <style:paragraph-properties fo:text-align="start" style:justify-single-word="false" fo:break-before="column"/>
      <style:text-properties fo:language="es" fo:country="ES" fo:font-style="normal" fo:font-weight="normal" officeooo:rsid="001842cd" officeooo:paragraph-rsid="001c443f" style:font-style-asian="normal" style:font-weight-asian="normal" style:font-style-complex="normal" style:font-weight-complex="normal"/>
    </style:style>
    <style:style style:name="P45" style:family="paragraph" style:parent-style-name="Text_20_body">
      <style:paragraph-properties fo:text-align="start" style:justify-single-word="false"/>
      <style:text-properties fo:language="es" fo:country="ES" officeooo:paragraph-rsid="001c443f"/>
    </style:style>
    <style:style style:name="P46" style:family="paragraph" style:parent-style-name="Text_20_body">
      <style:text-properties fo:language="es" fo:country="ES"/>
    </style:style>
    <style:style style:name="P47" style:family="paragraph" style:parent-style-name="Text_20_body">
      <style:text-properties fo:language="es" fo:country="ES" officeooo:paragraph-rsid="001de0b2"/>
    </style:style>
    <style:style style:name="T1" style:family="text">
      <style:text-properties fo:font-weight="bold" officeooo:rsid="001de0b2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normal" officeooo:rsid="001de0b2" fo:background-color="transparent" loext:char-shading-value="0" style:font-style-asian="italic" style:font-weight-asian="normal" style:font-style-complex="italic" style:font-weight-complex="normal"/>
    </style:style>
    <style:style style:name="T4" style:family="text">
      <style:text-properties fo:font-style="normal" fo:font-weight="bold" officeooo:rsid="001c443f" style:font-style-asian="normal" style:font-weight-asian="bold" style:font-style-complex="normal" style:font-weight-complex="bold"/>
    </style:style>
    <style:style style:name="T5" style:family="text">
      <style:text-properties officeooo:rsid="001b9714"/>
    </style:style>
    <style:style style:name="T6" style:family="text">
      <style:text-properties style:font-name="Liberation Serif"/>
    </style:style>
    <style:style style:name="T7" style:family="text">
      <style:text-properties fo:font-weight="normal" officeooo:rsid="001c94a0" style:font-weight-asian="normal" style:font-weight-complex="normal"/>
    </style:style>
    <style:style style:name="T8" style:family="text">
      <style:text-properties fo:font-weight="normal" officeooo:rsid="001de0b2" style:font-weight-asian="normal" style:font-weight-complex="normal"/>
    </style:style>
    <style:style style:name="T9" style:family="text">
      <style:text-properties fo:font-weight="normal" officeooo:rsid="001c94a0" fo:background-color="#ffff00" loext:char-shading-value="0" style:font-weight-asian="normal" style:font-weight-complex="normal"/>
    </style:style>
    <style:style style:name="T10" style:family="text">
      <style:text-properties fo:background-color="#ffff00" loext:char-shading-value="0"/>
    </style:style>
    <style:style style:name="T11" style:family="text">
      <style:text-properties officeooo:rsid="001d2e33" fo:background-color="#ffff00" loext:char-shading-value="0"/>
    </style:style>
    <style:style style:name="T12" style:family="text">
      <style:text-properties officeooo:rsid="001de0b2" fo:background-color="#ffff00" loext:char-shading-value="0"/>
    </style:style>
    <style:style style:name="T13" style:family="text">
      <style:text-properties officeooo:rsid="001f8721" fo:background-color="#ffff00" loext:char-shading-value="0"/>
    </style:style>
    <style:style style:name="T14" style:family="text">
      <style:text-properties officeooo:rsid="0021217e" fo:background-color="#ffff00" loext:char-shading-value="0"/>
    </style:style>
    <style:style style:name="T15" style:family="text">
      <style:text-properties officeooo:rsid="0022c7ef" fo:background-color="#ffff00" loext:char-shading-value="0"/>
    </style:style>
    <style:style style:name="T16" style:family="text">
      <style:text-properties officeooo:rsid="0025026a" fo:background-color="#ffff00" loext:char-shading-value="0"/>
    </style:style>
    <style:style style:name="T17" style:family="text">
      <style:text-properties officeooo:rsid="00264ff5" fo:background-color="#ffff00" loext:char-shading-value="0"/>
    </style:style>
    <style:style style:name="T18" style:family="text">
      <style:text-properties fo:background-color="transparent" loext:char-shading-value="0"/>
    </style:style>
    <style:style style:name="T19" style:family="text">
      <style:text-properties officeooo:rsid="001de0b2" fo:background-color="transparent" loext:char-shading-value="0"/>
    </style:style>
    <style:style style:name="T20" style:family="text">
      <style:text-properties officeooo:rsid="0021217e" fo:background-color="transparent" loext:char-shading-value="0"/>
    </style:style>
    <style:style style:name="T21" style:family="text">
      <style:text-properties officeooo:rsid="001d2e33" fo:background-color="transparent" loext:char-shading-value="0"/>
    </style:style>
    <style:style style:name="T22" style:family="text">
      <style:text-properties officeooo:rsid="00264ff5" fo:background-color="transparent" loext:char-shading-value="0"/>
    </style:style>
    <style:style style:name="T23" style:family="text">
      <style:text-properties officeooo:rsid="001d2e33"/>
    </style:style>
    <style:style style:name="T24" style:family="text">
      <style:text-properties officeooo:rsid="001de0b2"/>
    </style:style>
    <style:style style:name="T25" style:family="text">
      <style:text-properties officeooo:rsid="001f8721"/>
    </style:style>
    <style:style style:name="T26" style:family="text">
      <style:text-properties officeooo:rsid="0021217e"/>
    </style:style>
    <style:style style:name="T27" style:family="text">
      <style:text-properties officeooo:rsid="0022c7ef"/>
    </style:style>
    <style:style style:name="T28" style:family="text">
      <style:text-properties officeooo:rsid="0025026a"/>
    </style:style>
    <style:style style:name="T29" style:family="text">
      <style:text-properties officeooo:rsid="00264ff5"/>
    </style:style>
    <style:style style:name="T30" style:family="text">
      <style:text-properties fo:language="es" fo:country="MX"/>
    </style:style>
    <style:style style:name="T31" style:family="text">
      <style:text-properties fo:language="es" fo:country="MX" fo:background-color="transparent" loext:char-shading-value="0"/>
    </style:style>
    <style:style style:name="T32" style:family="text">
      <style:text-properties fo:language="es" fo:country="MX" officeooo:rsid="002bc189"/>
    </style:style>
    <style:style style:name="T33" style:family="text">
      <style:text-properties fo:language="es" fo:country="MX" officeooo:rsid="002da569"/>
    </style:style>
    <style:style style:name="T34" style:family="text">
      <style:text-properties fo:language="es" fo:country="MX" officeooo:rsid="001f8721"/>
    </style:style>
    <style:style style:name="T35" style:family="text">
      <style:text-properties fo:language="es" fo:country="MX" officeooo:rsid="0022c7ef"/>
    </style:style>
    <style:style style:name="T36" style:family="text">
      <style:text-properties officeooo:rsid="002bc189"/>
    </style:style>
    <style:style style:name="T37" style:family="text">
      <style:text-properties officeooo:rsid="002da569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  <style:style style:name="Sect1" style:family="section">
      <style:section-properties text:dont-balance-text-columns="false" style:editable="false">
        <style:columns fo:column-count="2">
          <style:column style:rel-width="1689*" fo:start-indent="0cm" fo:end-indent="0.243cm"/>
          <style:column style:rel-width="8283*" fo:start-indent="0.243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>Formulario 1:</text:p>
      <text:p text:style-name="P37">Longitud de onda(<text:span text:style-name="T6">λ</text:span>):</text:p>
      <text:section text:style-name="Sect2" text:name="Sección1">
        <text:p text:style-name="P37"><draw:frame draw:style-name="fr2" draw:name="Objeto5" text:anchor-type="as-char" svg:y="-0.683cm" svg:width="2.136cm" svg:height="1.062cm" draw:z-index="12"><draw:object xlink:href="./Object 13" xlink:type="simple" xlink:show="embed" xlink:actuate="onLoad"/><draw:image xlink:href="./ObjectReplacements/Object 13" xlink:type="simple" xlink:show="embed" xlink:actuate="onLoad"/><svg:desc>fórmula</svg:desc></draw:frame></text:p>
        <text:p text:style-name="P37"><draw:frame draw:style-name="fr2" draw:name="Objeto4" text:anchor-type="as-char" svg:y="-0.386cm" svg:width="4.304cm" svg:height="0.54cm" draw:z-index="11"><draw:object xlink:href="./Object 12" xlink:type="simple" xlink:show="embed" xlink:actuate="onLoad"/><draw:image xlink:href="./ObjectReplacements/Object 12" xlink:type="simple" xlink:show="embed" xlink:actuate="onLoad"/><svg:desc>fórmula</svg:desc></draw:frame></text:p>
        <text:p text:style-name="P37"><draw:frame draw:style-name="fr2" draw:name="Objeto6" text:anchor-type="as-char" svg:y="-0.386cm" svg:width="4.893cm" svg:height="0.54cm" draw:z-index="13"><draw:object xlink:href="./Object 14" xlink:type="simple" xlink:show="embed" xlink:actuate="onLoad"/><draw:image xlink:href="./ObjectReplacements/Object 14" xlink:type="simple" xlink:show="embed" xlink:actuate="onLoad"/><svg:desc>fórmula</svg:desc></draw:frame></text:p>
        <text:p text:style-name="P37"><draw:frame draw:style-name="fr2" draw:name="Objeto7" text:anchor-type="as-char" svg:y="-0.377cm" svg:width="3.378cm" svg:height="0.531cm" draw:z-index="14"><draw:object xlink:href="./Object 15" xlink:type="simple" xlink:show="embed" xlink:actuate="onLoad"/><draw:image xlink:href="./ObjectReplacements/Object 15" xlink:type="simple" xlink:show="embed" xlink:actuate="onLoad"/><svg:desc>fórmula</svg:desc></draw:frame></text:p>
        <text:p text:style-name="P38"><draw:frame draw:style-name="fr2" draw:name="Objeto19" text:anchor-type="as-char" svg:y="-0.437cm" svg:width="2.021cm" svg:height="0.527cm" draw:z-index="18"><draw:object xlink:href="./Object 19" xlink:type="simple" xlink:show="embed" xlink:actuate="onLoad"/><draw:image xlink:href="./ObjectReplacements/Object 19" xlink:type="simple" xlink:show="embed" xlink:actuate="onLoad"/><svg:desc>fórmula</svg:desc></draw:frame></text:p>
        <text:p text:style-name="P37"><draw:frame draw:style-name="fr2" draw:name="Objeto8" text:anchor-type="as-char" svg:y="-0.741cm" svg:width="3.722cm" svg:height="1.242cm" draw:z-index="15"><draw:object xlink:href="./Object 16" xlink:type="simple" xlink:show="embed" xlink:actuate="onLoad"/><draw:image xlink:href="./ObjectReplacements/Object 16" xlink:type="simple" xlink:show="embed" xlink:actuate="onLoad"/><svg:desc>fórmula</svg:desc></draw:frame></text:p>
        <text:p text:style-name="P37"><draw:frame draw:style-name="fr2" draw:name="Objeto17" text:anchor-type="as-char" svg:y="-0.437cm" svg:width="2.951cm" svg:height="0.591cm" draw:z-index="16"><draw:object xlink:href="./Object 17" xlink:type="simple" xlink:show="embed" xlink:actuate="onLoad"/><draw:image xlink:href="./ObjectReplacements/Object 17" xlink:type="simple" xlink:show="embed" xlink:actuate="onLoad"/><svg:desc>fórmula</svg:desc></draw:frame></text:p>
        <text:p text:style-name="P45"><text:span text:style-name="T4"><draw:frame draw:style-name="fr2" draw:name="Objeto18" text:anchor-type="as-char" svg:y="-0.377cm" svg:width="3.05cm" svg:height="0.531cm" draw:z-index="17"><draw:object xlink:href="./Object 18" xlink:type="simple" xlink:show="embed" xlink:actuate="onLoad"/><draw:image xlink:href="./ObjectReplacements/Object 18" xlink:type="simple" xlink:show="embed" xlink:actuate="onLoad"/><svg:desc>fórmula</svg:desc></draw:frame></text:span></text:p>
      </text:section>
      <text:p text:style-name="P1"/>
      <text:p text:style-name="P39">Formulario <text:span text:style-name="T5">2</text:span>:</text:p>
      <text:p text:style-name="P40">Potencia acústica(<text:span text:style-name="T2">W</text:span>) y conversión de dB </text:p>
      <text:section text:style-name="Sect1" text:name="Sección2">
        <text:p text:style-name="P40"><draw:frame draw:style-name="fr2" draw:name="Objeto16" text:anchor-type="as-char" svg:y="-0.386cm" svg:width="2.041cm" svg:height="0.506cm" draw:z-index="1"><draw:object xlink:href="./Object 2" xlink:type="simple" xlink:show="embed" xlink:actuate="onLoad"/><draw:image xlink:href="./ObjectReplacements/Object 2" xlink:type="simple" xlink:show="embed" xlink:actuate="onLoad"/><svg:desc>fórmula</svg:desc></draw:frame></text:p>
        <text:p text:style-name="P43"><draw:frame draw:style-name="fr2" draw:name="Objeto11" text:anchor-type="as-char" svg:y="-0.437cm" svg:width="1.783cm" svg:height="0.527cm" draw:z-index="2"><draw:object xlink:href="./Object 3" xlink:type="simple" xlink:show="embed" xlink:actuate="onLoad"/><draw:image xlink:href="./ObjectReplacements/Object 3" xlink:type="simple" xlink:show="embed" xlink:actuate="onLoad"/><svg:desc>fórmula</svg:desc></draw:frame></text:p>
        <text:p text:style-name="P43"><draw:frame draw:style-name="fr2" draw:name="Objeto12" text:anchor-type="as-char" svg:y="-0.437cm" svg:width="1.699cm" svg:height="0.527cm" draw:z-index="3"><draw:object xlink:href="./Object 4" xlink:type="simple" xlink:show="embed" xlink:actuate="onLoad"/><draw:image xlink:href="./ObjectReplacements/Object 4" xlink:type="simple" xlink:show="embed" xlink:actuate="onLoad"/><svg:desc>fórmula</svg:desc></draw:frame></text:p>
        <text:p text:style-name="P43"><draw:frame draw:style-name="fr2" draw:name="Objeto13" text:anchor-type="as-char" svg:y="-0.437cm" svg:width="1.379cm" svg:height="0.527cm" draw:z-index="4"><draw:object xlink:href="./Object 5" xlink:type="simple" xlink:show="embed" xlink:actuate="onLoad"/><draw:image xlink:href="./ObjectReplacements/Object 5" xlink:type="simple" xlink:show="embed" xlink:actuate="onLoad"/><svg:desc>fórmula</svg:desc></draw:frame></text:p>
        <text:p text:style-name="P44"><draw:frame draw:style-name="fr2" draw:name="Objeto14" text:anchor-type="as-char" svg:y="-0.741cm" svg:width="4.362cm" svg:height="1.236cm" draw:z-index="5"><draw:object xlink:href="./Object 6" xlink:type="simple" xlink:show="embed" xlink:actuate="onLoad"/><draw:image xlink:href="./ObjectReplacements/Object 6" xlink:type="simple" xlink:show="embed" xlink:actuate="onLoad"/><svg:desc>fórmula</svg:desc></draw:frame>→ <draw:frame draw:style-name="fr2" draw:name="Objeto15" text:anchor-type="as-char" svg:y="-0.803cm" svg:width="3.902cm" svg:height="0.958cm" draw:z-index="6"><draw:object xlink:href="./Object 7" xlink:type="simple" xlink:show="embed" xlink:actuate="onLoad"/><draw:image xlink:href="./ObjectReplacements/Object 7" xlink:type="simple" xlink:show="embed" xlink:actuate="onLoad"/><svg:desc>fórmula</svg:desc></draw:frame></text:p>
        <text:p text:style-name="P43"><draw:frame draw:style-name="fr2" draw:name="Objeto9" text:anchor-type="as-char" svg:y="-0.741cm" svg:width="4.313cm" svg:height="1.236cm" draw:z-index="7"><draw:object xlink:href="./Object 8" xlink:type="simple" xlink:show="embed" xlink:actuate="onLoad"/><draw:image xlink:href="./ObjectReplacements/Object 8" xlink:type="simple" xlink:show="embed" xlink:actuate="onLoad"/><svg:desc>fórmula</svg:desc></draw:frame>→ <draw:frame draw:style-name="fr2" draw:name="Objeto10" text:anchor-type="as-char" svg:y="-0.803cm" svg:width="4.119cm" svg:height="0.958cm" draw:z-index="8"><draw:object xlink:href="./Object 9" xlink:type="simple" xlink:show="embed" xlink:actuate="onLoad"/><draw:image xlink:href="./ObjectReplacements/Object 9" xlink:type="simple" xlink:show="embed" xlink:actuate="onLoad"/><svg:desc>fórmula</svg:desc></draw:frame></text:p>
      </text:section>
      <text:p text:style-name="P40">Suma de dB</text:p>
      <text:p text:style-name="P40"><draw:frame draw:style-name="fr2" draw:name="Objeto1" text:anchor-type="as-char" svg:y="-0.473cm" svg:width="6.451cm" svg:height="0.593cm" draw:z-index="9"><draw:object xlink:href="./Object 10" xlink:type="simple" xlink:show="embed" xlink:actuate="onLoad"/><draw:image xlink:href="./ObjectReplacements/Object 10" xlink:type="simple" xlink:show="embed" xlink:actuate="onLoad"/><svg:desc>fórmula</svg:desc></draw:frame></text:p>
      <text:p text:style-name="P40">Perdida acústica (Ley de cuadrado perfecto)</text:p>
      <text:p text:style-name="P40"><draw:frame draw:style-name="fr2" draw:name="Objeto2" text:anchor-type="as-char" svg:y="-0.67cm" svg:width="6.181cm" svg:height="1.101cm" draw:z-index="10"><draw:object xlink:href="./Object 11" xlink:type="simple" xlink:show="embed" xlink:actuate="onLoad"/><draw:image xlink:href="./ObjectReplacements/Object 11" xlink:type="simple" xlink:show="embed" xlink:actuate="onLoad"/><svg:desc>fórmula</svg:desc></draw:frame></text:p>
      <text:p text:style-name="P40"><draw:frame draw:style-name="fr2" draw:name="Objeto3" text:anchor-type="as-char" svg:y="-0.377cm" svg:width="7.495cm" svg:height="0.467cm" draw:z-index="0"><draw:object xlink:href="./Object 1" xlink:type="simple" xlink:show="embed" xlink:actuate="onLoad"/><draw:image xlink:href="./ObjectReplacements/Object 1" xlink:type="simple" xlink:show="embed" xlink:actuate="onLoad"/><svg:desc>fórmula</svg:desc></draw:frame></text:p>
      <text:p text:style-name="P1"/>
      <text:p text:style-name="P46"/>
      <table:table table:name="Tabla1" table:style-name="Tabla1">
        <table:table-column table:style-name="Tabla1.A" table:number-columns-repeated="3"/>
        <table:table-row table:style-name="TableLine489605912">
          <table:table-cell table:style-name="Tabla1.A1" office:value-type="string">
            <text:p text:style-name="P20">Mayor</text:p>
          </table:table-cell>
          <table:table-cell table:style-name="Tabla1.A1" office:value-type="string">
            <text:p text:style-name="P20">menor Melódica</text:p>
          </table:table-cell>
          <table:table-cell table:style-name="Tabla1.C1" office:value-type="string">
            <text:p text:style-name="P20">menor Armónica</text:p>
          </table:table-cell>
        </table:table-row>
        <table:table-row table:style-name="TableLine489605912">
          <table:table-cell table:style-name="Tabla1.A2" office:value-type="string">
            <text:p text:style-name="P21">Jónico</text:p>
            <text:p text:style-name="P6">CMaj7</text:p>
            <text:p text:style-name="P25"><text:span text:style-name="T10">1</text:span> 2 <text:span text:style-name="T10">3</text:span> 4 <text:span text:style-name="T10">5</text:span> 6 <text:span text:style-name="T10">7</text:span></text:p>
            <text:p text:style-name="P9">9,13</text:p>
          </table:table-cell>
          <table:table-cell table:style-name="Tabla1.A2" office:value-type="string">
            <text:p text:style-name="P21"><text:span text:style-name="T24">men. Mel.</text:span></text:p>
            <text:p text:style-name="P6">C<text:span text:style-name="T24">mMaj7</text:span></text:p>
            <text:p text:style-name="P25"><text:span text:style-name="T10">1</text:span> 2 <text:span text:style-name="T12">b3</text:span> 4 <text:span text:style-name="T10">5</text:span> 6 <text:span text:style-name="T10">7</text:span></text:p>
            <text:p text:style-name="P9">9,<text:span text:style-name="T24">11,</text:span>13</text:p>
          </table:table-cell>
          <table:table-cell table:style-name="Tabla1.C2" office:value-type="string">
            <text:p text:style-name="P21"><text:span text:style-name="T27">men. Arm.</text:span></text:p>
            <text:p text:style-name="P6">CMaj7</text:p>
            <text:p text:style-name="P25"><text:span text:style-name="T10">1</text:span> 2 <text:span text:style-name="T15">b3</text:span> 4 <text:span text:style-name="T10">5</text:span> <text:span text:style-name="T27">b</text:span>6 <text:span text:style-name="T10">7</text:span></text:p>
            <text:p text:style-name="P9">9,<text:span text:style-name="T27">11</text:span></text:p>
          </table:table-cell>
        </table:table-row>
        <table:table-row table:style-name="TableLine489605912">
          <table:table-cell table:style-name="Tabla1.A2" office:value-type="string">
            <text:p text:style-name="P21">Dórico</text:p>
            <text:p text:style-name="P6">Dm7</text:p>
            <text:p text:style-name="P25"><text:span text:style-name="T10">1</text:span> 2 <text:span text:style-name="T11">b</text:span><text:span text:style-name="T10">3</text:span> 4 <text:span text:style-name="T10">5</text:span> 6 <text:span text:style-name="T11">b7</text:span><text:span text:style-name="T18"> </text:span></text:p>
            <text:p text:style-name="P9">9,<text:span text:style-name="T23">11,</text:span>13</text:p>
          </table:table-cell>
          <table:table-cell table:style-name="Tabla1.A2" office:value-type="string">
            <text:p text:style-name="P21">Dórico <text:span text:style-name="T24">b9 (figio nat6)</text:span></text:p>
            <text:p text:style-name="P6">Dm7</text:p>
            <text:p text:style-name="P25"><text:span text:style-name="T10">1</text:span> <text:span text:style-name="T24">b</text:span>2 <text:span text:style-name="T11">b</text:span><text:span text:style-name="T10">3</text:span> 4 <text:span text:style-name="T10">5</text:span> 6 <text:span text:style-name="T11">b7</text:span><text:span text:style-name="T18"> </text:span></text:p>
            <text:p text:style-name="P9"><text:span text:style-name="T23">11,</text:span>13</text:p>
          </table:table-cell>
          <table:table-cell table:style-name="Tabla1.C2" office:value-type="string">
            <text:p text:style-name="P21"><text:span text:style-name="T27">Locrio nat6</text:span></text:p>
            <text:p text:style-name="P6">Dm7<text:span text:style-name="T27">b5</text:span></text:p>
            <text:p text:style-name="P25"><text:span text:style-name="T10">1</text:span> <text:span text:style-name="T27">b</text:span>2 <text:span text:style-name="T11">b</text:span><text:span text:style-name="T10">3</text:span> 4 <text:span text:style-name="T15">b5</text:span> 6 <text:span text:style-name="T11">b7</text:span><text:span text:style-name="T18"> </text:span></text:p>
            <text:p text:style-name="P9"><text:span text:style-name="T33">11,</text:span>13</text:p>
          </table:table-cell>
        </table:table-row>
        <table:table-row table:style-name="TableLine489605912">
          <table:table-cell table:style-name="Tabla1.A2" office:value-type="string">
            <text:p text:style-name="P22">Frigio</text:p>
            <text:p text:style-name="P6">Em7</text:p>
            <text:p text:style-name="P26"><text:span text:style-name="T10">1</text:span> <text:span text:style-name="T23">b</text:span>2 <text:span text:style-name="T11">b3</text:span> 4 <text:span text:style-name="T10">5</text:span> <text:span text:style-name="T23">b</text:span>6 <text:span text:style-name="T11">b7</text:span></text:p>
            <text:p text:style-name="P10">11</text:p>
          </table:table-cell>
          <table:table-cell table:style-name="Tabla1.A2" office:value-type="string">
            <text:p text:style-name="P22"><text:span text:style-name="T25">Lidio aug.</text:span></text:p>
            <text:p text:style-name="P6"><text:span text:style-name="T30">E</text:span><text:span text:style-name="T33">b</text:span><text:span text:style-name="T34">Maj</text:span><text:span text:style-name="T30">7</text:span><text:span text:style-name="T25">#5</text:span></text:p>
            <text:p text:style-name="P26"><text:span text:style-name="T10">1</text:span> 2 <text:span text:style-name="T11">3</text:span> <text:span text:style-name="T25">#</text:span>4 <text:span text:style-name="T13">#5</text:span> 6 <text:span text:style-name="T11">7</text:span></text:p>
            <text:p text:style-name="P10"><text:span text:style-name="T25">9,#</text:span>11</text:p>
          </table:table-cell>
          <table:table-cell table:style-name="Tabla1.C2" office:value-type="string">
            <text:p text:style-name="P22"><text:span text:style-name="T27">Jónico Aug.</text:span></text:p>
            <text:p text:style-name="P6"><text:span text:style-name="T30">E</text:span><text:span text:style-name="T33">b</text:span><text:span text:style-name="T35">Maj7</text:span><text:span text:style-name="T27">#5</text:span></text:p>
            <text:p text:style-name="P26"><text:span text:style-name="T10">1</text:span> 2 <text:span text:style-name="T11">3</text:span> 4 <text:span text:style-name="T15">#5</text:span> 6 <text:span text:style-name="T11">7</text:span></text:p>
            <text:p text:style-name="P11">9</text:p>
          </table:table-cell>
        </table:table-row>
        <table:table-row table:style-name="TableLine489605912">
          <table:table-cell table:style-name="Tabla1.A2" office:value-type="string">
            <text:p text:style-name="P22">Lidio</text:p>
            <text:p text:style-name="P6">FMaj7</text:p>
            <text:p text:style-name="P26"><text:span text:style-name="T10">1</text:span> 2 <text:span text:style-name="T10">3</text:span> <text:span text:style-name="T23">#</text:span>4 <text:span text:style-name="T10">5</text:span> 6 <text:span text:style-name="T10">7</text:span></text:p>
            <text:p text:style-name="P12">9,<text:span text:style-name="T23">#11</text:span>,13</text:p>
          </table:table-cell>
          <table:table-cell table:style-name="Tabla1.A2" office:value-type="string">
            <text:p text:style-name="P22">Lidio <text:span text:style-name="T25">b7 (SUB</text:span><text:span text:style-name="T33">S</text:span><text:span text:style-name="T25">)</text:span></text:p>
            <text:p text:style-name="P6">F7</text:p>
            <text:p text:style-name="P26"><text:span text:style-name="T10">1</text:span> 2 <text:span text:style-name="T10">3</text:span> <text:span text:style-name="T23">#</text:span>4 <text:span text:style-name="T10">5</text:span> 6 <text:span text:style-name="T13">b7</text:span></text:p>
            <text:p text:style-name="P12">9,<text:span text:style-name="T23">#11</text:span>,13</text:p>
          </table:table-cell>
          <table:table-cell table:style-name="Tabla1.C2" office:value-type="string">
            <text:p text:style-name="P23"><text:span text:style-name="T27">Dórico #11</text:span></text:p>
            <text:p text:style-name="P6">F<text:span text:style-name="T27">m7</text:span></text:p>
            <text:p text:style-name="P26"><text:span text:style-name="T10">1</text:span> 2 <text:span text:style-name="T15">b3</text:span> <text:span text:style-name="T23">#</text:span>4 <text:span text:style-name="T10">5</text:span> 6 <text:span text:style-name="T15">b7</text:span></text:p>
            <text:p text:style-name="P12">9,<text:span text:style-name="T23">#11</text:span>,13</text:p>
          </table:table-cell>
        </table:table-row>
        <table:table-row table:style-name="TableLine489605912">
          <table:table-cell table:style-name="Tabla1.A2" office:value-type="string">
            <text:p text:style-name="P22">Mixo</text:p>
            <text:p text:style-name="P6">G7</text:p>
            <text:p text:style-name="P26"><text:span text:style-name="T10">1</text:span> 2 <text:span text:style-name="T10">3</text:span> 4 <text:span text:style-name="T10">5</text:span> 6 <text:span text:style-name="T11">b7</text:span></text:p>
            <text:p text:style-name="P12">9,13</text:p>
          </table:table-cell>
          <table:table-cell table:style-name="Tabla1.A2" office:value-type="string">
            <text:p text:style-name="P22">Mixo <text:span text:style-name="T25">9 b13</text:span></text:p>
            <text:p text:style-name="P6">G7</text:p>
            <text:p text:style-name="P26"><text:span text:style-name="T10">1</text:span> 2 <text:span text:style-name="T10">3</text:span> 4 <text:span text:style-name="T10">5</text:span> <text:span text:style-name="T25">b</text:span>6 <text:span text:style-name="T11">b7</text:span></text:p>
            <text:p text:style-name="P12">9,<text:span text:style-name="T26">b</text:span>13</text:p>
          </table:table-cell>
          <table:table-cell table:style-name="Tabla1.C2" office:value-type="string">
            <text:p text:style-name="P22">Mixo <text:span text:style-name="T27">b9 b13</text:span></text:p>
            <text:p text:style-name="P6">G7</text:p>
            <text:p text:style-name="P26"><text:span text:style-name="T10">1</text:span> <text:span text:style-name="T27">b</text:span>2 <text:span text:style-name="T10">3</text:span> 4 <text:span text:style-name="T10">5</text:span> <text:span text:style-name="T27">b</text:span>6 <text:span text:style-name="T11">b7</text:span></text:p>
            <text:p text:style-name="P12"><text:span text:style-name="T27">b</text:span>9,<text:span text:style-name="T27">b</text:span>13</text:p>
          </table:table-cell>
        </table:table-row>
        <table:table-row table:style-name="TableLine489605912">
          <table:table-cell table:style-name="Tabla1.A2" office:value-type="string">
            <text:p text:style-name="P22">Eólico</text:p>
            <text:p text:style-name="P6">Am7</text:p>
            <text:p text:style-name="P26"><text:span text:style-name="T10">1</text:span> 2 <text:span text:style-name="T11">b3</text:span> 4 <text:span text:style-name="T10">5</text:span> <text:span text:style-name="T23">b</text:span>6 <text:span text:style-name="T11">b7</text:span></text:p>
            <text:p text:style-name="P12">9,<text:span text:style-name="T23">11</text:span></text:p>
          </table:table-cell>
          <table:table-cell table:style-name="Tabla1.A2" office:value-type="string">
            <text:p text:style-name="P22"><text:span text:style-name="T26">Locrio nat9</text:span></text:p>
            <text:p text:style-name="P6">Am7<text:span text:style-name="T26">b5</text:span></text:p>
            <text:p text:style-name="P26"><text:span text:style-name="T10">1</text:span> 2 <text:span text:style-name="T11">b3</text:span> 4 <text:span text:style-name="T14">b5</text:span> <text:span text:style-name="T23">b</text:span>6 <text:span text:style-name="T11">b7</text:span></text:p>
            <text:p text:style-name="P12">9,<text:span text:style-name="T23">11,</text:span><text:span text:style-name="T26">b13</text:span></text:p>
          </table:table-cell>
          <table:table-cell table:style-name="Tabla1.C2" office:value-type="string">
            <text:p text:style-name="P22"><text:span text:style-name="T27">Lidio #9</text:span></text:p>
            <text:p text:style-name="P16">A<text:span text:style-name="T37">b</text:span>m7</text:p>
            <text:p text:style-name="P26"><text:span text:style-name="T10">1</text:span> <text:span text:style-name="T27">#</text:span>2 <text:span text:style-name="T11">3</text:span> <text:span text:style-name="T32">#</text:span>4 <text:span text:style-name="T10">5</text:span> 6 <text:span text:style-name="T11">7</text:span></text:p>
            <text:p text:style-name="P12"><text:span text:style-name="T27">#</text:span>9,<text:span text:style-name="T27">#</text:span><text:span text:style-name="T23">11,</text:span><text:span text:style-name="T27">13</text:span></text:p>
          </table:table-cell>
        </table:table-row>
        <table:table-row table:style-name="TableLine489605912">
          <table:table-cell table:style-name="Tabla1.A2" office:value-type="string">
            <text:p text:style-name="P22">Locrio</text:p>
            <text:p text:style-name="P8">Bm7b5</text:p>
            <text:p text:style-name="P26"><text:span text:style-name="T10">1</text:span> <text:span text:style-name="T24">b</text:span>2 <text:span text:style-name="T12">b3</text:span> 4 <text:span text:style-name="T12">b5</text:span> <text:span text:style-name="T24">b</text:span>6 <text:span text:style-name="T12">b7</text:span></text:p>
            <text:p text:style-name="P14">11, <text:span text:style-name="T26">b13</text:span></text:p>
          </table:table-cell>
          <table:table-cell table:style-name="Tabla1.A2" office:value-type="string">
            <text:p text:style-name="P22"><text:span text:style-name="T26">ALT. Dominante</text:span></text:p>
            <text:p text:style-name="P8">B<text:span text:style-name="T26">alt (B7alt)</text:span></text:p>
            <text:p text:style-name="P26"><text:span text:style-name="T10">1</text:span> <text:span text:style-name="T24">b</text:span>2 <text:span text:style-name="T12">b3</text:span> <text:span text:style-name="T26">b</text:span>4 <text:span text:style-name="T12">b5</text:span> <text:span text:style-name="T24">b</text:span>6 <text:span text:style-name="T12">b7</text:span></text:p>
            <text:p text:style-name="P27"><text:span text:style-name="T12">1</text:span><text:span text:style-name="T19"> </text:span><text:span text:style-name="T20">(</text:span><text:span text:style-name="T19">b</text:span><text:span text:style-name="T20">9)</text:span><text:span text:style-name="T19"> </text:span><text:span text:style-name="T14">(#9)</text:span><text:span text:style-name="T19"> </text:span><text:span text:style-name="T20">b</text:span><text:span text:style-name="T19">4 </text:span><text:span text:style-name="T14">(#11)</text:span><text:span text:style-name="T19"> </text:span><text:span text:style-name="T20">(</text:span><text:span text:style-name="T19">b</text:span><text:span text:style-name="T20">13)</text:span><text:span text:style-name="T19"> </text:span><text:span text:style-name="T12">b7</text:span></text:p>
            <text:p text:style-name="P15">b9,#9,#11,b13,todas</text:p>
          </table:table-cell>
          <table:table-cell table:style-name="Tabla1.C2" office:value-type="string">
            <text:p text:style-name="P22"><text:span text:style-name="T27">ALT. bb7</text:span></text:p>
            <text:p text:style-name="P8">Bm<text:span text:style-name="T27">(bb</text:span>7,b5<text:span text:style-name="T27">)</text:span></text:p>
            <text:p text:style-name="P26"><text:span text:style-name="T10">1</text:span> <text:span text:style-name="T24">b</text:span>2 <text:span text:style-name="T12">b3</text:span> <text:span text:style-name="T27">b</text:span>4 <text:span text:style-name="T12">b5</text:span> <text:span text:style-name="T24">b</text:span>6 <text:span text:style-name="T12">b</text:span><text:span text:style-name="T15">b</text:span><text:span text:style-name="T12">7</text:span></text:p>
            <text:p text:style-name="P14"><text:span text:style-name="T27">b</text:span>1<text:span text:style-name="T27">3</text:span></text:p>
          </table:table-cell>
        </table:table-row>
      </table:table>
      <text:p text:style-name="P47"><text:span text:style-name="T1">¿Como saber si una tensión esta disponible?</text:span><text:span text:style-name="T24"> </text:span><text:span text:style-name="T9">1</text:span><text:span text:style-name="T7"> →</text:span><text:span text:style-name="T8">2 </text:span><text:span text:style-name="T3">hay tono?</text:span></text:p>
      <text:p text:style-name="P41"><text:span text:style-name="T19">E</text:span><text:span text:style-name="T18">scalas artificiales:</text:span></text:p>
      <table:table table:name="Tabla2" table:style-name="Tabla2">
        <table:table-column table:style-name="Tabla2.A" table:number-columns-repeated="2"/>
        <table:table-row table:style-name="TableLine606026744">
          <table:table-cell table:style-name="Tabla2.A1" office:value-type="string">
            <text:p text:style-name="P29">Tono-Semitono (T,ST)</text:p>
          </table:table-cell>
          <table:table-cell table:style-name="Tabla2.B1" office:value-type="string">
            <text:p text:style-name="P29">Semitono-Tono (ST,T)</text:p>
          </table:table-cell>
        </table:table-row>
        <table:table-row table:style-name="TableLine606026744">
          <table:table-cell table:style-name="Tabla2.A2" office:value-type="string">
            <text:p text:style-name="P24">Simétrica disminuida</text:p>
            <text:p text:style-name="P7"><text:span text:style-name="T28">C</text:span>m7<text:span text:style-name="T28">b5</text:span></text:p>
            <text:p text:style-name="P28"><text:span text:style-name="T10">1</text:span> 2 <text:span text:style-name="T11">b3</text:span> 4 <text:span text:style-name="T16">b5</text:span> <text:span text:style-name="T23">b</text:span>6 <text:span text:style-name="T11">b</text:span><text:span text:style-name="T16">b</text:span><text:span text:style-name="T11">7</text:span><text:span text:style-name="T21"> </text:span><text:span text:style-name="T22">7</text:span></text:p>
            <text:p text:style-name="P13">9,<text:span text:style-name="T23">11,</text:span><text:span text:style-name="T28">b13,7</text:span></text:p>
            <text:p text:style-name="P24"/>
          </table:table-cell>
          <table:table-cell table:style-name="Tabla2.B2" office:value-type="string">
            <text:p text:style-name="P24">Simétrica Dominante</text:p>
            <text:p text:style-name="P7"><text:span text:style-name="T28">D13b9</text:span></text:p>
            <text:p text:style-name="P28"><text:span text:style-name="T10">1</text:span> <text:span text:style-name="T29">b</text:span>2 <text:span text:style-name="T11">b3</text:span> <text:span text:style-name="T29">b</text:span>4 <text:span text:style-name="T17">b5</text:span> <text:span text:style-name="T23">b</text:span><text:span text:style-name="T29">b</text:span>6 <text:span text:style-name="T11">b</text:span><text:span text:style-name="T17">b</text:span><text:span text:style-name="T11">7</text:span><text:span text:style-name="T21"> </text:span><text:span text:style-name="T22">b7 </text:span></text:p>
            <text:p text:style-name="P13"><text:span text:style-name="T28">b</text:span>9,<text:span text:style-name="T28">#9,#</text:span><text:span text:style-name="T23">11,</text:span><text:span text:style-name="T28">13</text:span></text:p>
          </table:table-cell>
        </table:table-row>
      </table:table>
      <text:p text:style-name="P42"><text:soft-page-break/><text:span text:style-name="T31">Dominantes</text:span><text:span text:style-name="T18"> secundarios:</text:span></text:p>
      <table:table table:name="Tabla5" table:style-name="Tabla5">
        <table:table-column table:style-name="Tabla5.A" table:number-columns-repeated="5"/>
        <table:table-row table:style-name="TableLine606022904">
          <table:table-cell table:style-name="Tabla5.A1" office:value-type="string">
            <text:p text:style-name="P30"><draw:frame draw:style-name="fr1" draw:name="Objeto28" text:anchor-type="as-char" svg:width="1.388cm" svg:height="1.104cm" draw:z-index="19"><draw:object xlink:href="./Object 20" xlink:type="simple" xlink:show="embed" xlink:actuate="onLoad"/><draw:image xlink:href="./ObjectReplacements/Object 20" xlink:type="simple" xlink:show="embed" xlink:actuate="onLoad"/><svg:desc>fórmula</svg:desc></draw:frame></text:p>
          </table:table-cell>
          <table:table-cell table:style-name="Tabla5.A1" office:value-type="string">
            <text:p text:style-name="P19"><draw:frame draw:style-name="fr1" draw:name="Objeto29" text:anchor-type="as-char" svg:width="1.529cm" svg:height="1.104cm" draw:z-index="20"><draw:object xlink:href="./Object 21" xlink:type="simple" xlink:show="embed" xlink:actuate="onLoad"/><draw:image xlink:href="./ObjectReplacements/Object 21" xlink:type="simple" xlink:show="embed" xlink:actuate="onLoad"/><svg:desc>fórmula</svg:desc></draw:frame></text:p>
          </table:table-cell>
          <table:table-cell table:style-name="Tabla5.A1" office:value-type="string">
            <text:p text:style-name="P19"><draw:frame draw:style-name="fr1" draw:name="Objeto30" text:anchor-type="as-char" svg:width="1.773cm" svg:height="1.104cm" draw:z-index="21"><draw:object xlink:href="./Object 22" xlink:type="simple" xlink:show="embed" xlink:actuate="onLoad"/><draw:image xlink:href="./ObjectReplacements/Object 22" xlink:type="simple" xlink:show="embed" xlink:actuate="onLoad"/><svg:desc>fórmula</svg:desc></draw:frame></text:p>
          </table:table-cell>
          <table:table-cell table:style-name="Tabla5.A1" office:value-type="string">
            <text:p text:style-name="P19"><draw:frame draw:style-name="fr1" draw:name="Objeto31" text:anchor-type="as-char" svg:width="1.154cm" svg:height="1.104cm" draw:z-index="22"><draw:object xlink:href="./Object 23" xlink:type="simple" xlink:show="embed" xlink:actuate="onLoad"/><draw:image xlink:href="./ObjectReplacements/Object 23" xlink:type="simple" xlink:show="embed" xlink:actuate="onLoad"/><svg:desc>fórmula</svg:desc></draw:frame></text:p>
          </table:table-cell>
          <table:table-cell table:style-name="Tabla5.E1" office:value-type="string">
            <text:p text:style-name="P19"><draw:frame draw:style-name="fr1" draw:name="Objeto32" text:anchor-type="as-char" svg:width="1.483cm" svg:height="1.104cm" draw:z-index="23"><draw:object xlink:href="./Object 24" xlink:type="simple" xlink:show="embed" xlink:actuate="onLoad"/><draw:image xlink:href="./ObjectReplacements/Object 24" xlink:type="simple" xlink:show="embed" xlink:actuate="onLoad"/><svg:desc>fórmula</svg:desc></draw:frame></text:p>
          </table:table-cell>
        </table:table-row>
        <table:table-row table:style-name="TableLine606020024">
          <table:table-cell table:style-name="Tabla5.A2" office:value-type="string">
            <text:p text:style-name="P31">Men. Mel.</text:p>
            <text:p text:style-name="P17">Mixo 9 b13</text:p>
          </table:table-cell>
          <table:table-cell table:style-name="Tabla5.A2" office:value-type="string">
            <text:p text:style-name="P31">Men. Arm.</text:p>
            <text:p text:style-name="P17">Mixo b9 b13</text:p>
          </table:table-cell>
          <table:table-cell table:style-name="Tabla5.A2" office:value-type="string">
            <text:p text:style-name="P31">Maj.</text:p>
            <text:p text:style-name="P17">Mixo 9 13</text:p>
          </table:table-cell>
          <table:table-cell table:style-name="Tabla5.A2" office:value-type="string">
            <text:p text:style-name="P31">Maj.</text:p>
            <text:p text:style-name="P17">Mixo 9 13</text:p>
          </table:table-cell>
          <table:table-cell table:style-name="Tabla5.E2" office:value-type="string">
            <text:p text:style-name="P31">Men. Arm.</text:p>
            <text:p text:style-name="P17">Mixo b9 b13</text:p>
          </table:table-cell>
        </table:table-row>
      </table:table>
      <text:p text:style-name="P2"/>
      <table:table table:name="Tabla3" table:style-name="Tabla3">
        <table:table-column table:style-name="Tabla3.A"/>
        <table:table-column table:style-name="Tabla3.B"/>
        <table:table-column table:style-name="Tabla3.C"/>
        <table:table-row table:style-name="TableLine337622648">
          <table:table-cell table:style-name="Tabla3.A1" office:value-type="string">
            <text:p text:style-name="P4">Escala</text:p>
          </table:table-cell>
          <table:table-cell table:style-name="Tabla3.A1" office:value-type="string">
            <text:p text:style-name="P4">Resuelve a un acorde</text:p>
          </table:table-cell>
          <table:table-cell table:style-name="Tabla3.C1" office:value-type="string">
            <text:p text:style-name="P4">Grados</text:p>
          </table:table-cell>
        </table:table-row>
        <table:table-row table:style-name="TableLine337622648">
          <table:table-cell table:style-name="Tabla3.A2" office:value-type="string">
            <text:p text:style-name="P4">Mixo 9 13</text:p>
          </table:table-cell>
          <table:table-cell table:style-name="Tabla3.A2" office:value-type="string">
            <text:p text:style-name="P32">Maj.</text:p>
          </table:table-cell>
          <table:table-cell table:style-name="Tabla3.C2" office:value-type="string">
            <text:p text:style-name="P32">V/IV, V/V </text:p>
          </table:table-cell>
        </table:table-row>
        <table:table-row table:style-name="TableLine337622648">
          <table:table-cell table:style-name="Tabla3.A2" office:value-type="string">
            <text:p text:style-name="P4">Mixo b9 b13</text:p>
          </table:table-cell>
          <table:table-cell table:style-name="Tabla3.A2" office:value-type="string">
            <text:p text:style-name="P32">min.</text:p>
          </table:table-cell>
          <table:table-cell table:style-name="Tabla3.C2" office:value-type="string">
            <text:p text:style-name="P32">V/III, V/VI</text:p>
          </table:table-cell>
        </table:table-row>
        <table:table-row table:style-name="TableLine337622648">
          <table:table-cell table:style-name="Tabla3.A2" office:value-type="string">
            <text:p text:style-name="P4">Mixo 9 b13</text:p>
          </table:table-cell>
          <table:table-cell table:style-name="Tabla3.A2" office:value-type="string">
            <text:p text:style-name="P18">Excepción!!!</text:p>
          </table:table-cell>
          <table:table-cell table:style-name="Tabla3.C2" office:value-type="string">
            <text:p text:style-name="P33">V/II (V/IV en menor)</text:p>
          </table:table-cell>
        </table:table-row>
      </table:table>
      <text:p text:style-name="P2"/>
      <text:p text:style-name="P3">Variaciones de escalas, modos y sus grupos:</text:p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C"/>
        <table:table-column table:style-name="Tabla4.G"/>
        <table:table-row table:style-name="TableLine489589432">
          <table:table-cell table:style-name="Tabla4.A1" office:value-type="string">
            <text:p text:style-name="P5">Jónicos</text:p>
          </table:table-cell>
          <table:table-cell table:style-name="Tabla4.A1" office:value-type="string">
            <text:p text:style-name="P5">Dóricos</text:p>
          </table:table-cell>
          <table:table-cell table:style-name="Tabla4.A1" office:value-type="string">
            <text:p text:style-name="P5">Frigio</text:p>
          </table:table-cell>
          <table:table-cell table:style-name="Tabla4.A1" office:value-type="string">
            <text:p text:style-name="P5">Lidios</text:p>
          </table:table-cell>
          <table:table-cell table:style-name="Tabla4.A1" office:value-type="string">
            <text:p text:style-name="P5">Mixolidios</text:p>
          </table:table-cell>
          <table:table-cell table:style-name="Tabla4.A1" office:value-type="string">
            <text:p text:style-name="P5">Eólico</text:p>
          </table:table-cell>
          <table:table-cell table:style-name="Tabla4.G1" office:value-type="string">
            <text:p text:style-name="P5">Locrios</text:p>
          </table:table-cell>
        </table:table-row>
        <table:table-row table:style-name="TableLine489589432">
          <table:table-cell table:style-name="Tabla4.A2" office:value-type="string">
            <text:p text:style-name="Table_20_Contents">Jónico(9,13)</text:p>
            <text:p text:style-name="P34">Jónico Aug(9)</text:p>
          </table:table-cell>
          <table:table-cell table:style-name="Tabla4.A2" office:value-type="string">
            <text:p text:style-name="P34">Dórico(9,11,3)</text:p>
            <text:p text:style-name="P34">Dórico b9(11,3)</text:p>
            <text:p text:style-name="P34">Dórico #11(9,#11,<text:span text:style-name="T36">1</text:span>3)</text:p>
          </table:table-cell>
          <table:table-cell table:style-name="Tabla4.A2" office:value-type="string">
            <text:p text:style-name="P34">(11)</text:p>
          </table:table-cell>
          <table:table-cell table:style-name="Tabla4.A2" office:value-type="string">
            <text:p text:style-name="P34">Lidio(9,#11,13)</text:p>
            <text:p text:style-name="P34">Lidio aug(9,#11)</text:p>
            <text:p text:style-name="P34">Lidio b7(9,#11,13)</text:p>
            <text:p text:style-name="P34">Lidio #9(#9,#11,13)</text:p>
          </table:table-cell>
          <table:table-cell table:style-name="Tabla4.A2" office:value-type="string">
            <text:p text:style-name="P35">Mixo(9,13)</text:p>
            <text:p text:style-name="P35">Mixo b9 b13</text:p>
            <text:p text:style-name="P35">Mixo 9 b13</text:p>
          </table:table-cell>
          <table:table-cell table:style-name="Tabla4.A2" office:value-type="string">
            <text:p text:style-name="P34">(9,11)</text:p>
          </table:table-cell>
          <table:table-cell table:style-name="Tabla4.G2" office:value-type="string">
            <text:p text:style-name="P35">Locrio(11, <text:span text:style-name="T36">b13</text:span>)</text:p>
            <text:p text:style-name="P35">Locrio nat9(9,11,b13)</text:p>
            <text:p text:style-name="P35">Locrio nat6(11,13)</text:p>
          </table:table-cell>
        </table:table-row>
      </table:table>
      <text:p text:style-name="P3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es" fo:country="MX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s" fo:country="MX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Mangal" style:font-family-complex="Mangal" style:language-complex="zxx" style:country-complex="non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13T14:59:03.873000000</meta:creation-date>
    <dc:date>2022-09-19T17:19:15.470000000</dc:date>
    <meta:editing-duration>PT53M43S</meta:editing-duration>
    <meta:editing-cycles>11</meta:editing-cycles>
    <meta:generator>LibreOffice/7.3.4.2$Windows_x86 LibreOffice_project/728fec16bd5f605073805c3c9e7c4212a0120dc5</meta:generator>
    <meta:document-statistic meta:table-count="5" meta:image-count="0" meta:object-count="24" meta:page-count="3" meta:paragraph-count="176" meta:word-count="404" meta:character-count="1766" meta:non-whitespace-character-count="1511"/>
  </office:meta>
</office:document-meta>
</file>

<file path=Object 1/content.xml><?xml version="1.0" encoding="utf-8"?>
<math xmlns="http://www.w3.org/1998/Math/MathML" display="block">
  <semantics>
    <mrow>
      <mi mathvariant="italic">volumen</mi>
      <mi>a</mi>
      <mi mathvariant="italic">nueva</mi>
      <mi mathvariant="italic">dist</mi>
      <mrow>
        <mi>.</mi>
        <mo stretchy="false">=</mo>
        <mi mathvariant="italic">dB</mi>
      </mrow>
      <mrow>
        <mi mathvariant="italic">inicial</mi>
        <mo stretchy="false">−</mo>
        <mi mathvariant="italic">perdida</mi>
      </mrow>
    </mrow>
    <annotation encoding="StarMath 5.0">volumen a nueva dist. =
dB inicial - perdida </annotation>
  </semantics>
</math>
</file>

<file path=Object 10/content.xml><?xml version="1.0" encoding="utf-8"?>
<math xmlns="http://www.w3.org/1998/Math/MathML" display="block">
  <semantics>
    <mrow>
      <mn>10</mn>
      <mi>log</mi>
      <mrow>
        <mo fence="true" form="prefix" stretchy="true">(</mo>
        <mrow>
          <mrow>
            <msup>
              <mn>10</mn>
              <mrow>
                <mo fence="true" form="prefix" stretchy="false">[</mo>
                <mrow>
                  <mrow>
                    <msub>
                      <mi>N</mi>
                      <mn>1</mn>
                    </msub>
                    <mo stretchy="false">/</mo>
                    <mn>10</mn>
                  </mrow>
                </mrow>
                <mo fence="true" form="postfix" stretchy="false">]</mo>
              </mrow>
            </msup>
            <mo stretchy="false">+</mo>
            <msup>
              <mn>10</mn>
              <mrow>
                <mo fence="true" form="prefix" stretchy="false">[</mo>
                <mrow>
                  <mrow>
                    <msub>
                      <mi>N</mi>
                      <mn>2</mn>
                    </msub>
                    <mo stretchy="false">/</mo>
                    <mn>10</mn>
                  </mrow>
                </mrow>
                <mo fence="true" form="postfix" stretchy="false">]</mo>
              </mrow>
            </msup>
            <mo stretchy="false">+</mo>
            <msup>
              <mn>10</mn>
              <mrow>
                <mo fence="true" form="prefix" stretchy="false">[</mo>
                <mrow>
                  <mrow>
                    <msub>
                      <mi>N</mi>
                      <mn>3</mn>
                    </msub>
                    <mo stretchy="false">/</mo>
                    <mn>10</mn>
                  </mrow>
                </mrow>
                <mo fence="true" form="postfix" stretchy="false">]</mo>
              </mrow>
            </msup>
            <mo stretchy="false">+</mo>
            <mn>...</mn>
          </mrow>
        </mrow>
        <mo fence="true" form="postfix" stretchy="true">)</mo>
      </mrow>
    </mrow>
    <annotation encoding="StarMath 5.0">10log
left (
10^[N_1/10]
+
10^[N_2/10]
+
10^[N_3/10]
+
...
right )</annotation>
  </semantics>
</math>
</file>

<file path=Object 11/content.xml><?xml version="1.0" encoding="utf-8"?>
<math xmlns="http://www.w3.org/1998/Math/MathML" display="block">
  <semantics>
    <mrow>
      <mrow>
        <mi mathvariant="italic">Perdida</mi>
        <mo stretchy="false">=</mo>
        <mn>20</mn>
      </mrow>
      <mi>log</mi>
      <mrow>
        <mo fence="true" form="prefix" stretchy="true">(</mo>
        <mrow>
          <mfrac>
            <mrow>
              <mi mathvariant="italic">distancia</mi>
              <mi mathvariant="italic">inicial</mi>
            </mrow>
            <mrow>
              <mi mathvariant="italic">distancia</mi>
              <mi mathvariant="italic">final</mi>
            </mrow>
          </mfrac>
        </mrow>
        <mo fence="true" form="postfix" stretchy="true">)</mo>
      </mrow>
    </mrow>
    <annotation encoding="StarMath 5.0">Perdida = 20log
left (
{distancia inicial}
over
{distancia final}
right )</annotation>
  </semantics>
</math>
</file>

<file path=Object 12/content.xml><?xml version="1.0" encoding="utf-8"?>
<math xmlns="http://www.w3.org/1998/Math/MathML" display="block">
  <semantics>
    <mrow>
      <mrow>
        <msub>
          <mi mathvariant="italic">Vel</mi>
          <mi mathvariant="italic">sonido</mi>
        </msub>
        <mo stretchy="false">=</mo>
        <mrow>
          <mi mathvariant="italic">REF</mi>
          <mo stretchy="false">+</mo>
          <mn>0.6</mn>
        </mrow>
      </mrow>
      <mrow>
        <mo fence="true" form="prefix" stretchy="false">(</mo>
        <mrow>
          <mrow>
            <mi>C</mi>
            <mi>°</mi>
          </mrow>
        </mrow>
        <mo fence="true" form="postfix" stretchy="false">)</mo>
      </mrow>
    </mrow>
    <annotation encoding="StarMath 5.0">Vel_{sonido} = REF + 0.6(C°)</annotation>
  </semantics>
</math>
</file>

<file path=Object 13/content.xml><?xml version="1.0" encoding="utf-8"?>
<math xmlns="http://www.w3.org/1998/Math/MathML" display="block">
  <semantics>
    <mrow>
      <mi>λ</mi>
      <mo stretchy="false">=</mo>
      <mfrac>
        <msub>
          <mi mathvariant="italic">Vel</mi>
          <mi mathvariant="italic">sonido</mi>
        </msub>
        <mi mathvariant="italic">Freq</mi>
      </mfrac>
    </mrow>
    <annotation encoding="StarMath 5.0">%lambda = 
{Vel_{sonido}}
over
{Freq}</annotation>
  </semantics>
</math>
</file>

<file path=Object 14/content.xml><?xml version="1.0" encoding="utf-8"?>
<math xmlns="http://www.w3.org/1998/Math/MathML" display="block">
  <semantics>
    <mrow>
      <mrow>
        <msub>
          <mi mathvariant="italic">Vel</mi>
          <mi mathvariant="italic">sonido</mi>
        </msub>
        <mo stretchy="false">=</mo>
        <mrow>
          <mo fence="true" form="prefix" stretchy="false">(</mo>
          <mrow>
            <mrow>
              <mi>C</mi>
              <mi>°</mi>
            </mrow>
          </mrow>
          <mo fence="true" form="postfix" stretchy="false">)</mo>
        </mrow>
      </mrow>
      <mrow>
        <mrow>
          <mo fence="true" form="prefix" stretchy="false">(</mo>
          <mrow>
            <mn>0.6</mn>
          </mrow>
          <mo fence="true" form="postfix" stretchy="false">)</mo>
        </mrow>
        <mo stretchy="false">+</mo>
        <msub>
          <mi mathvariant="italic">REF</mi>
          <mi mathvariant="italic">vel</mi>
        </msub>
      </mrow>
    </mrow>
    <annotation encoding="StarMath 5.0">Vel_{sonido} = (C°)(0.6)+REF_{vel}</annotation>
  </semantics>
</math>
</file>

<file path=Object 15/content.xml><?xml version="1.0" encoding="utf-8"?>
<math xmlns="http://www.w3.org/1998/Math/MathML" display="block">
  <semantics>
    <mrow>
      <mrow>
        <msub>
          <mi mathvariant="italic">REF</mi>
          <mi mathvariant="italic">vel</mi>
        </msub>
        <mo stretchy="false">=</mo>
        <mn>331.4</mn>
      </mrow>
      <mrow>
        <mi>m</mi>
        <mo stretchy="false">/</mo>
        <mi>s</mi>
      </mrow>
    </mrow>
    <annotation encoding="StarMath 5.0">REF_{vel} =
331.4 m/s</annotation>
  </semantics>
</math>
</file>

<file path=Object 16/content.xml><?xml version="1.0" encoding="utf-8"?>
<math xmlns="http://www.w3.org/1998/Math/MathML" display="block">
  <semantics>
    <mrow>
      <mrow>
        <mi mathvariant="italic">dB</mi>
        <mo stretchy="false">=</mo>
        <mn>20</mn>
      </mrow>
      <mi>log</mi>
      <mrow>
        <mo fence="true" form="prefix" stretchy="true">(</mo>
        <mrow>
          <mfrac>
            <msub>
              <mi>X</mi>
              <mi mathvariant="italic">Pa</mi>
            </msub>
            <msub>
              <mi mathvariant="italic">REF</mi>
              <mi mathvariant="italic">Pa</mi>
            </msub>
          </mfrac>
        </mrow>
        <mo fence="true" form="postfix" stretchy="true">)</mo>
      </mrow>
    </mrow>
    <annotation encoding="StarMath 5.0">dB=
20log
left (
X_{Pa}
over
{REF_{Pa}}
right )</annotation>
  </semantics>
</math>
</file>

<file path=Object 17/content.xml><?xml version="1.0" encoding="utf-8"?>
<math xmlns="http://www.w3.org/1998/Math/MathML" display="block">
  <semantics>
    <mrow>
      <mrow>
        <msub>
          <mi mathvariant="italic">REF</mi>
          <mi mathvariant="italic">Pa</mi>
        </msub>
        <mo stretchy="false">=</mo>
        <mn>2</mn>
      </mrow>
      <mi>x</mi>
      <msup>
        <mn>10</mn>
        <mrow>
          <mo stretchy="false">−</mo>
          <mn>5</mn>
        </mrow>
      </msup>
    </mrow>
    <annotation encoding="StarMath 5.0">REF_{Pa} =
2x10^{-5}</annotation>
  </semantics>
</math>
</file>

<file path=Object 18/content.xml><?xml version="1.0" encoding="utf-8"?>
<math xmlns="http://www.w3.org/1998/Math/MathML" display="block">
  <semantics>
    <mrow>
      <msub>
        <mi mathvariant="italic">REF</mi>
        <mi mathvariant="italic">Pa</mi>
      </msub>
      <mo stretchy="false">=</mo>
      <mn>0.00002</mn>
    </mrow>
    <annotation encoding="StarMath 5.0">REF_{Pa} =
0.00002</annotation>
  </semantics>
</math>
</file>

<file path=Object 19/content.xml><?xml version="1.0" encoding="utf-8"?>
<math xmlns="http://www.w3.org/1998/Math/MathML" display="block">
  <semantics>
    <mrow>
      <mi mathvariant="italic">Pa</mi>
      <mo stretchy="false">=</mo>
      <mrow>
        <mi>N</mi>
        <mo stretchy="false">/</mo>
        <msup>
          <mi>m</mi>
          <mn>2</mn>
        </msup>
      </mrow>
    </mrow>
    <annotation encoding="StarMath 5.0">Pa=
N/m^2</annotation>
  </semantics>
</math>
</file>

<file path=Object 2/content.xml><?xml version="1.0" encoding="utf-8"?>
<math xmlns="http://www.w3.org/1998/Math/MathML" display="block">
  <semantics>
    <mrow>
      <mrow>
        <mi>W</mi>
        <mo stretchy="false">=</mo>
        <mrow>
          <mo fence="true" form="prefix" stretchy="false">(</mo>
          <mrow>
            <mi>I</mi>
          </mrow>
          <mo fence="true" form="postfix" stretchy="false">)</mo>
        </mrow>
      </mrow>
      <mrow>
        <mo fence="true" form="prefix" stretchy="false">(</mo>
        <mrow>
          <mi>S</mi>
        </mrow>
        <mo fence="true" form="postfix" stretchy="false">)</mo>
      </mrow>
    </mrow>
    <annotation encoding="StarMath 5.0">W=( I)(S )</annotation>
  </semantics>
</math>
</file>

<file path=Object 20/content.xml><?xml version="1.0" encoding="utf-8"?>
<math xmlns="http://www.w3.org/1998/Math/MathML" display="block">
  <semantics>
    <mfrac bevelled="true">
      <msup>
        <mi>V</mi>
        <mn>7</mn>
      </msup>
      <msup>
        <mi mathvariant="italic">II</mi>
        <mrow>
          <mi>m</mi>
          <mn>7</mn>
        </mrow>
      </msup>
    </mfrac>
    <annotation encoding="StarMath 5.0">{V^7}wideslash 
{II^{m7}}</annotation>
  </semantics>
</math>
</file>

<file path=Object 21/content.xml><?xml version="1.0" encoding="utf-8"?>
<math xmlns="http://www.w3.org/1998/Math/MathML" display="block">
  <semantics>
    <mfrac bevelled="true">
      <msup>
        <mi>V</mi>
        <mn>7</mn>
      </msup>
      <msup>
        <mi mathvariant="italic">III</mi>
        <mrow>
          <mi>m</mi>
          <mn>7</mn>
        </mrow>
      </msup>
    </mfrac>
    <annotation encoding="StarMath 5.0">{V^7}wideslash 
{III^{m7}}</annotation>
  </semantics>
</math>
</file>

<file path=Object 22/content.xml><?xml version="1.0" encoding="utf-8"?>
<math xmlns="http://www.w3.org/1998/Math/MathML" display="block">
  <semantics>
    <mfrac bevelled="true">
      <msup>
        <mi>V</mi>
        <mn>7</mn>
      </msup>
      <msup>
        <mi mathvariant="italic">IV</mi>
        <mrow>
          <mi mathvariant="italic">Maj</mi>
          <mn>7</mn>
        </mrow>
      </msup>
    </mfrac>
    <annotation encoding="StarMath 5.0">{V^7}wideslash 
{IV^{Maj7}}</annotation>
  </semantics>
</math>
</file>

<file path=Object 23/content.xml><?xml version="1.0" encoding="utf-8"?>
<math xmlns="http://www.w3.org/1998/Math/MathML" display="block">
  <semantics>
    <mfrac bevelled="true">
      <msup>
        <mi>V</mi>
        <mn>7</mn>
      </msup>
      <msup>
        <mi>V</mi>
        <mn>7</mn>
      </msup>
    </mfrac>
    <annotation encoding="StarMath 5.0">{V^7}wideslash 
{V^{7}}</annotation>
  </semantics>
</math>
</file>

<file path=Object 24/content.xml><?xml version="1.0" encoding="utf-8"?>
<math xmlns="http://www.w3.org/1998/Math/MathML" display="block">
  <semantics>
    <mfrac bevelled="true">
      <msup>
        <mi>V</mi>
        <mn>7</mn>
      </msup>
      <msup>
        <mi mathvariant="italic">VI</mi>
        <mrow>
          <mi>m</mi>
          <mn>7</mn>
        </mrow>
      </msup>
    </mfrac>
    <annotation encoding="StarMath 5.0">{V^7}wideslash 
{VI^{m7}}</annotation>
  </semantics>
</math>
</file>

<file path=Object 3/content.xml><?xml version="1.0" encoding="utf-8"?>
<math xmlns="http://www.w3.org/1998/Math/MathML" display="block">
  <semantics>
    <mrow>
      <mi>I</mi>
      <mo stretchy="false">=</mo>
      <mrow>
        <mi>W</mi>
        <mo stretchy="false">/</mo>
        <msup>
          <mi>m</mi>
          <mn>2</mn>
        </msup>
      </mrow>
    </mrow>
    <annotation encoding="StarMath 5.0">I = W/m^2</annotation>
  </semantics>
</math>
</file>

<file path=Object 4/content.xml><?xml version="1.0" encoding="utf-8"?>
<math xmlns="http://www.w3.org/1998/Math/MathML" display="block">
  <semantics>
    <mrow>
      <mrow>
        <mi>s</mi>
        <mo stretchy="false">=</mo>
        <mn>4</mn>
      </mrow>
      <mi>π</mi>
      <msup>
        <mi>r</mi>
        <mn>2</mn>
      </msup>
    </mrow>
    <annotation encoding="StarMath 5.0">s = 4 %pi  r^2 </annotation>
  </semantics>
</math>
</file>

<file path=Object 5/content.xml><?xml version="1.0" encoding="utf-8"?>
<math xmlns="http://www.w3.org/1998/Math/MathML" display="block">
  <semantics>
    <mrow>
      <mi>I</mi>
      <mo stretchy="false">=</mo>
      <msup>
        <mi mathvariant="italic">Pa</mi>
        <mn>2</mn>
      </msup>
    </mrow>
    <annotation encoding="StarMath 5.0">I = {Pa}^2</annotation>
  </semantics>
</math>
</file>

<file path=Object 6/content.xml><?xml version="1.0" encoding="utf-8"?>
<math xmlns="http://www.w3.org/1998/Math/MathML" display="block">
  <semantics>
    <mrow>
      <mrow>
        <msub>
          <mi mathvariant="italic">dB</mi>
          <mi mathvariant="italic">SIL</mi>
        </msub>
        <mo stretchy="false">=</mo>
        <mn>10</mn>
      </mrow>
      <mi>log</mi>
      <mrow>
        <mo fence="true" form="prefix" stretchy="true">(</mo>
        <mrow>
          <mfrac>
            <msub>
              <mi>I</mi>
              <mi>?</mi>
            </msub>
            <mrow>
              <mn>1</mn>
              <mi>x</mi>
              <msup>
                <mn>10</mn>
                <mrow>
                  <mo stretchy="false">−</mo>
                  <mn>12</mn>
                </mrow>
              </msup>
            </mrow>
          </mfrac>
        </mrow>
        <mo fence="true" form="postfix" stretchy="true">)</mo>
      </mrow>
    </mrow>
    <annotation encoding="StarMath 5.0">dB_{SIL}=
10log
left ( 
{I_?}
over
{1x10^{-12}}
right )</annotation>
  </semantics>
</math>
</file>

<file path=Object 7/content.xml><?xml version="1.0" encoding="utf-8"?>
<math xmlns="http://www.w3.org/1998/Math/MathML" display="block">
  <semantics>
    <mrow>
      <mrow>
        <msub>
          <mi>I</mi>
          <mi>?</mi>
        </msub>
        <mo stretchy="false">=</mo>
        <mrow>
          <mo fence="true" form="prefix" stretchy="true">[</mo>
          <mrow>
            <msup>
              <mn>10</mn>
              <mfrac>
                <msub>
                  <mi mathvariant="italic">dB</mi>
                  <mi mathvariant="italic">SIL</mi>
                </msub>
                <mn>10</mn>
              </mfrac>
            </msup>
          </mrow>
          <mo fence="true" form="postfix" stretchy="true">]</mo>
        </mrow>
      </mrow>
      <mrow>
        <mo fence="true" form="prefix" stretchy="true">(</mo>
        <mrow>
          <mrow>
            <mn>1</mn>
            <mi>x</mi>
            <msup>
              <mn>10</mn>
              <mrow>
                <mo stretchy="false">−</mo>
                <mn>12</mn>
              </mrow>
            </msup>
          </mrow>
        </mrow>
        <mo fence="true" form="postfix" stretchy="true">)</mo>
      </mrow>
    </mrow>
    <annotation encoding="StarMath 5.0">I_{?}=
left [
10^{
dB_{SIL} over 10
}
right ]
left ( 1x10^{-12} right )</annotation>
  </semantics>
</math>
</file>

<file path=Object 8/content.xml><?xml version="1.0" encoding="utf-8"?>
<math xmlns="http://www.w3.org/1998/Math/MathML" display="block">
  <semantics>
    <mrow>
      <mrow>
        <msub>
          <mi mathvariant="italic">dB</mi>
          <mi mathvariant="italic">SPL</mi>
        </msub>
        <mo stretchy="false">=</mo>
        <mn>20</mn>
      </mrow>
      <mi>log</mi>
      <mrow>
        <mo fence="true" form="prefix" stretchy="true">(</mo>
        <mrow>
          <mfrac>
            <msub>
              <mi mathvariant="italic">Pa</mi>
              <mi>?</mi>
            </msub>
            <mrow>
              <mn>2</mn>
              <mi>x</mi>
              <msup>
                <mn>10</mn>
                <mrow>
                  <mo stretchy="false">−</mo>
                  <mn>5</mn>
                </mrow>
              </msup>
            </mrow>
          </mfrac>
        </mrow>
        <mo fence="true" form="postfix" stretchy="true">)</mo>
      </mrow>
    </mrow>
    <annotation encoding="StarMath 5.0">dB_{SPL}=
20log
left ( 
{{Pa}_?}
over
{2x10^{-5}}
right )</annotation>
  </semantics>
</math>
</file>

<file path=Object 9/content.xml><?xml version="1.0" encoding="utf-8"?>
<math xmlns="http://www.w3.org/1998/Math/MathML" display="block">
  <semantics>
    <mrow>
      <mrow>
        <msub>
          <mi mathvariant="italic">Pa</mi>
          <mi>?</mi>
        </msub>
        <mo stretchy="false">=</mo>
        <mrow>
          <mo fence="true" form="prefix" stretchy="true">[</mo>
          <mrow>
            <msup>
              <mn>10</mn>
              <mfrac>
                <msub>
                  <mi mathvariant="italic">dB</mi>
                  <mi mathvariant="italic">SPL</mi>
                </msub>
                <mn>20</mn>
              </mfrac>
            </msup>
          </mrow>
          <mo fence="true" form="postfix" stretchy="true">]</mo>
        </mrow>
      </mrow>
      <mrow>
        <mo fence="true" form="prefix" stretchy="true">(</mo>
        <mrow>
          <mrow>
            <mn>2</mn>
            <mi>x</mi>
            <msup>
              <mn>10</mn>
              <mrow>
                <mo stretchy="false">−</mo>
                <mn>5</mn>
              </mrow>
            </msup>
          </mrow>
        </mrow>
        <mo fence="true" form="postfix" stretchy="true">)</mo>
      </mrow>
    </mrow>
    <annotation encoding="StarMath 5.0">{Pa}_{?}=
left [
10^{
dB_{SPL} over 20
}
right ]
left ( 2x10^{-5} right )</annotation>
  </semantics>
</math>
</file>